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5C00000064EB04DC6042A45815.gif" manifest:media-type="image/gif"/>
  <manifest:file-entry manifest:full-path="Pictures/10000200000001D20000006452A27B5970DB0BC0.gif" manifest:media-type="image/gif"/>
  <manifest:file-entry manifest:full-path="Pictures/10000200000001FE000000643F81C24B5EDA8387.gif" manifest:media-type="image/gif"/>
  <manifest:file-entry manifest:full-path="Pictures/100002000000005C00000064E885D0C153F594A6.gif" manifest:media-type="image/gif"/>
  <manifest:file-entry manifest:full-path="Pictures/100002000000005C0000006492943096AC1ADED0.gif" manifest:media-type="image/gif"/>
  <manifest:file-entry manifest:full-path="Pictures/100002000000005C00000064EBE02BF2FE072FEB.gif" manifest:media-type="image/gif"/>
  <manifest:file-entry manifest:full-path="Pictures/100002000000005C00000064E706CE55D4F489C3.gif" manifest:media-type="image/gif"/>
  <manifest:file-entry manifest:full-path="Pictures/100002000000005C000000645AF3ECFD8C8E50FD.gif" manifest:media-type="image/gif"/>
  <manifest:file-entry manifest:full-path="Pictures/100002000000005C00000064B64B6BCDD29776B2.gif" manifest:media-type="image/gif"/>
  <manifest:file-entry manifest:full-path="Pictures/100002000000005C00000064B3C41C935A0659DE.gif" manifest:media-type="image/gif"/>
  <manifest:file-entry manifest:full-path="Pictures/10000200000000A7000000648A44E904BCD27A27.gif" manifest:media-type="image/gif"/>
  <manifest:file-entry manifest:full-path="Pictures/100002000000005C00000064D9378C1AA6CBE271.gif" manifest:media-type="image/gif"/>
  <manifest:file-entry manifest:full-path="Pictures/10000200000000A70000006429829ABD28DA32AB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a200" officeooo:paragraph-rsid="0005a200"/>
    </style:style>
    <style:style style:name="P2" style:family="paragraph" style:parent-style-name="Standard">
      <style:text-properties officeooo:rsid="0005a200" officeooo:paragraph-rsid="0005a20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MS-RECEIVING-NEXT</text:p>
      <text:p text:style-name="Standard"/>
      <text:p text:style-name="Standard"><draw:frame draw:style-name="fr1" draw:name="Image1" text:anchor-type="paragraph" svg:width="2.4272in" svg:height="0.5209in" draw:z-index="0"><draw:image xlink:href="Pictures/10000200000001D20000006452A27B5970DB0BC0.gif" xlink:type="simple" xlink:show="embed" xlink:actuate="onLoad" loext:mime-type="image/gif"/></draw:frame></text:p>
      <text:p text:style-name="Standard"/>
      <text:p text:style-name="Standard"/>
      <text:p text:style-name="Standard"/>
      <text:p text:style-name="P1">WMS-RECEIVING-SUBMIT</text:p>
      <text:p text:style-name="P1"><draw:frame draw:style-name="fr1" draw:name="Image2" text:anchor-type="paragraph" svg:width="2.6563in" svg:height="0.5209in" draw:z-index="1"><draw:image xlink:href="Pictures/10000200000001FE000000643F81C24B5EDA8387.gif" xlink:type="simple" xlink:show="embed" xlink:actuate="onLoad" loext:mime-type="image/gif"/></draw:frame></text:p>
      <text:p text:style-name="P1"/>
      <text:p text:style-name="P1"/>
      <text:p text:style-name="P1"><draw:frame draw:style-name="fr2" draw:name="Image9" text:anchor-type="paragraph" svg:x="3.4161in" svg:y="0.0429in" svg:width="0.4791in" svg:height="0.5209in" draw:z-index="5"><draw:image xlink:href="Pictures/100002000000005C0000006492943096AC1ADED0.gif" xlink:type="simple" xlink:show="embed" xlink:actuate="onLoad" loext:mime-type="image/gif"/></draw:frame><draw:frame draw:style-name="fr2" draw:name="Image8" text:anchor-type="paragraph" svg:x="0.6083in" svg:y="0.0744in" svg:width="0.4791in" svg:height="0.5209in" draw:z-index="4"><draw:image xlink:href="Pictures/100002000000005C00000064E706CE55D4F489C3.gif" xlink:type="simple" xlink:show="embed" xlink:actuate="onLoad" loext:mime-type="image/gif"/></draw:frame></text:p>
      <text:p text:style-name="P1"/>
      <text:p text:style-name="P1"/>
      <text:p text:style-name="P1"><draw:frame draw:style-name="fr2" draw:name="Image6" text:anchor-type="paragraph" svg:x="3.4201in" svg:y="0.0661in" svg:width="0.4791in" svg:height="0.5209in" draw:z-index="2"><draw:image xlink:href="Pictures/100002000000005C000000645AF3ECFD8C8E50FD.gif" xlink:type="simple" xlink:show="embed" xlink:actuate="onLoad" loext:mime-type="image/gif"/></draw:frame><draw:frame draw:style-name="fr2" draw:name="Image7" text:anchor-type="paragraph" svg:x="6.3484in" svg:y="0.0764in" svg:width="0.4791in" svg:height="0.5209in" draw:z-index="3"><draw:image xlink:href="Pictures/100002000000005C00000064EBE02BF2FE072FEB.gif" xlink:type="simple" xlink:show="embed" xlink:actuate="onLoad" loext:mime-type="image/gif"/></draw:frame><draw:frame draw:style-name="fr2" draw:name="Image10" text:anchor-type="paragraph" svg:x="0.6756in" svg:y="0.1874in" svg:width="0.4791in" svg:height="0.5209in" draw:z-index="6"><draw:image xlink:href="Pictures/100002000000005C00000064B64B6BCDD29776B2.gif" xlink:type="simple" xlink:show="embed" xlink:actuate="onLoad" loext:mime-type="image/gif"/></draw:frame></text:p>
      <text:p text:style-name="P1"/>
      <text:p text:style-name="P1"><draw:frame draw:style-name="fr2" draw:name="Image3" text:anchor-type="paragraph" svg:x="0.5925in" svg:y="0.5209in" svg:width="0.4791in" svg:height="0.5209in" draw:z-index="7"><draw:image xlink:href="Pictures/100002000000005C00000064E885D0C153F594A6.gif" xlink:type="simple" xlink:show="embed" xlink:actuate="onLoad" loext:mime-type="image/gif"/></draw:frame><draw:frame draw:style-name="fr2" draw:name="Image4" text:anchor-type="paragraph" svg:x="6.2957in" svg:y="0.6193in" svg:width="0.4791in" svg:height="0.5209in" draw:z-index="8"><draw:image xlink:href="Pictures/100002000000005C00000064EB04DC6042A45815.gif" xlink:type="simple" xlink:show="embed" xlink:actuate="onLoad" loext:mime-type="image/gif"/></draw:frame><draw:frame draw:style-name="fr2" draw:name="Image5" text:anchor-type="paragraph" svg:x="0.5827in" svg:y="1.2236in" svg:width="0.4791in" svg:height="0.5209in" draw:z-index="9"><draw:image xlink:href="Pictures/100002000000005C00000064B3C41C935A0659DE.gif" xlink:type="simple" xlink:show="embed" xlink:actuate="onLoad" loext:mime-type="image/gif"/></draw:frame><draw:frame draw:style-name="fr2" draw:name="Image11" text:anchor-type="paragraph" svg:x="6.3063in" svg:y="1.3807in" svg:width="0.4791in" svg:height="0.5209in" draw:z-index="10"><draw:image xlink:href="Pictures/100002000000005C00000064D9378C1AA6CBE271.gif" xlink:type="simple" xlink:show="embed" xlink:actuate="onLoad" loext:mime-type="image/gif"/></draw:frame><draw:frame draw:style-name="fr2" draw:name="Image12" text:anchor-type="paragraph" svg:x="0.4189in" svg:y="2.0673in" svg:width="1.7063in" svg:height="0.5209in" draw:z-index="11"><draw:image xlink:href="Pictures/10000200000000A70000006429829ABD28DA32AB.gif" xlink:type="simple" xlink:show="embed" xlink:actuate="onLoad" loext:mime-type="image/gif"/></draw:frame><draw:frame draw:style-name="fr2" draw:name="Image13" text:anchor-type="paragraph" svg:x="0.4547in" svg:y="2.8646in" svg:width="1.602in" svg:height="0.5209in" draw:z-index="12"><draw:image xlink:href="Pictures/10000200000000A7000000648A44E904BCD27A27.gif" xlink:type="simple" xlink:show="embed" xlink:actuate="onLoad" loext:mime-type="image/gif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0:40:51.892000000</meta:creation-date>
    <dc:date>2018-10-22T19:42:19.847000000</dc:date>
    <meta:editing-duration>P5DT23H48M46S</meta:editing-duration>
    <meta:editing-cycles>2</meta:editing-cycles>
    <meta:generator>LibreOffice/6.1.2.1$Windows_X86_64 LibreOffice_project/65905a128db06ba48db947242809d14d3f9a93fe</meta:generator>
    <meta:document-statistic meta:table-count="0" meta:image-count="13" meta:object-count="0" meta:page-count="1" meta:paragraph-count="2" meta:word-count="2" meta:character-count="38" meta:non-whitespace-character-count="38"/>
  </office:meta>
</office:document-meta>
</file>